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Preformatted_20_Text">
      <style:text-properties fo:font-variant="normal" fo:text-transform="none" fo:color="#000000" style:font-name="Trebuchet MS" fo:font-size="10.5pt" fo:letter-spacing="normal" fo:font-style="normal" fo:font-weight="normal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source Glossaires </text:p>
      <text:p text:style-name="Horizontal_20_Line"/>
      <text:p text:style-name="P1">Dictionnaire de tous les termes en ligne :</text:p>
      <text:p text:style-name="P1"><text:a xlink:type="simple" xlink:href="http://jargonf.org/wiki/Accueil" text:style-name="Internet_20_link" text:visited-style-name="Visited_20_Internet_20_Link">http://jargonf.org/wiki/Accueil</text:a></text:p>
      <text:p text:style-name="P1"/>
      <text:p text:style-name="P1">Linux :</text:p>
      <text:p text:style-name="P1"><text:a xlink:type="simple" xlink:href="http://lea-linux.org/documentations/Glossaire" text:style-name="Internet_20_link" text:visited-style-name="Visited_20_Internet_20_Link">http://lea-linux.org/documentations/Glossaire</text:a></text:p>
      <text:p text:style-name="P1"/>
      <text:p text:style-name="P1">Installation LAMP¨ :</text:p>
      <text:p text:style-name="P1"><text:a xlink:type="simple" xlink:href="https://www.digitalocean.com/community/tutorials/how-to-install-linux-apache-mysql-php-lamp-stack-on-debian" text:style-name="Internet_20_link" text:visited-style-name="Visited_20_Internet_20_Link">https://www.digitalocean.com/community/tutorials/how-to-install-linux-apache-mysql-php-lamp-stack-on-debian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1T13:57:59.56</meta:creation-date>
    <dc:date>2018-01-11T15:28:11.93</dc:date>
    <dc:creator>bibi bobo</dc:creator>
    <meta:editing-duration>PT59M51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7" meta:word-count="18" meta:character-count="273"/>
  </office:meta>
</office:document-meta>
</file>